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ED7D31"/>
    </style:style>
    <style:style style:name="ce4" style:family="table-cell" style:parent-style-name="Default" style:data-style-name="N0">
      <style:table-cell-properties fo:background-color="#B4C6E7"/>
    </style:style>
    <style:style style:name="ce5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float" office:value="1" table:formula="of:=POWER([.A1];[.A2])" table:style-name="ce1">
            <text:p>1</text:p>
          </table:table-cell>
          <table:table-cell office:value-type="float" office:value="3" table:formula="of:=POWER([.B1];[.B2])" table:style-name="ce1">
            <text:p>3</text:p>
          </table:table-cell>
          <table:table-cell office:value-type="float" office:value="9" table:formula="of:=POWER([.C1];[.C2])" table:style-name="ce1">
            <text:p>9</text:p>
          </table:table-cell>
          <table:table-cell office:value-type="float" office:value="27" table:formula="of:=POWER([.D1];[.D2])" table:style-name="ce1">
            <text:p>27</text:p>
          </table:table-cell>
          <table:table-cell office:value-type="float" office:value="81" table:formula="of:=POWER([.E1];[.E2])" table:style-name="ce1">
            <text:p>81</text:p>
          </table:table-cell>
          <table:table-cell office:value-type="float" office:value="243" table:formula="of:=POWER([.F1];[.F2])" table:style-name="ce1">
            <text:p>243</text:p>
          </table:table-cell>
          <table:table-cell office:value-type="float" office:value="729" table:formula="of:=POWER([.G1];[.G2])" table:style-name="ce1">
            <text:p>729</text:p>
          </table:table-cell>
          <table:table-cell office:value-type="float" office:value="2187" table:formula="of:=POWER([.H1];[.H2])" table:style-name="ce1">
            <text:p>2187</text:p>
          </table:table-cell>
          <table:table-cell office:value-type="float" office:value="6561" table:formula="of:=POWER([.I1];[.I2])" table:style-name="ce1">
            <text:p>6561</text:p>
          </table:table-cell>
          <table:table-cell office:value-type="float" office:value="19683" table:formula="of:=POWER([.J1];[.J2])" table:style-name="ce1">
            <text:p>19683</text:p>
          </table:table-cell>
          <table:table-cell office:value-type="float" office:value="59049" table:formula="of:=POWER([.K1];[.K2])" table:style-name="ce1">
            <text:p>59049</text:p>
          </table:table-cell>
          <table:table-cell office:value-type="float" office:value="177147" table:formula="of:=POWER([.L1];[.L2])" table:style-name="ce1">
            <text:p>177147</text:p>
          </table:table-cell>
          <table:table-cell office:value-type="float" office:value="531441" table:formula="of:=POWER([.M1];[.M2])" table:style-name="ce1">
            <text:p>531441</text:p>
          </table:table-cell>
          <table:table-cell table:number-columns-repeated="1637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Arkusz2" table:style-name="ta2">
        <table:table-column table:style-name="co1" table:number-columns-repeated="16384" table:default-cell-style-name="ce1"/>
        <table:table-row table:style-name="ro1"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style-name="ro1">
          <table:table-cell table:number-columns-repeated="4" table:style-name="ce4"/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2" table:style-name="ce3"/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4" table:style-name="ce4"/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Dominik Winiarek</meta:initial-creator>
    <dc:creator>Dominik Winiarek</dc:creator>
    <meta:creation-date>2020-03-30T12:31:53Z</meta:creation-date>
    <dc:date>2020-03-31T15:28:56Z</dc:date>
  </office:meta>
</office:document-meta>
</file>